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Nota Fiscal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Impostos</text:p>
          </table:table-cell>
          <table:table-cell table:style-name="ce1" office:value-type="string" calcext:value-type="string">
            <text:p>Líquido</text:p>
          </table:table-cell>
        </table:table-row>
        <table:table-row table:style-name="ro1">
          <table:table-cell office:value-type="float" office:value="10261" calcext:value-type="float">
            <text:p>10261</text:p>
          </table:table-cell>
          <table:table-cell office:value-type="float" office:value="3050" calcext:value-type="float">
            <text:p>3050</text:p>
          </table:table-cell>
          <table:table-cell office:value-type="float" office:value="1677.5" calcext:value-type="float">
            <text:p>1677.5</text:p>
          </table:table-cell>
          <table:table-cell office:value-type="float" office:value="106.75" calcext:value-type="float">
            <text:p>106.75</text:p>
          </table:table-cell>
          <table:table-cell table:formula="of:=([.B2]-[.C2]-[.D2])" office:value-type="float" office:value="1265.75" calcext:value-type="float">
            <text:p>1265.75</text:p>
          </table:table-cell>
        </table:table-row>
        <table:table-row table:style-name="ro1">
          <table:table-cell office:value-type="float" office:value="10275" calcext:value-type="float">
            <text:p>10275</text:p>
          </table:table-cell>
          <table:table-cell office:value-type="float" office:value="26930" calcext:value-type="float">
            <text:p>26930</text:p>
          </table:table-cell>
          <table:table-cell office:value-type="float" office:value="14811.5" calcext:value-type="float">
            <text:p>14811.5</text:p>
          </table:table-cell>
          <table:table-cell office:value-type="float" office:value="942.55" calcext:value-type="float">
            <text:p>942.55</text:p>
          </table:table-cell>
          <table:table-cell table:formula="of:=([.B3]-[.C3]-[.D3])" office:value-type="float" office:value="11175.95" calcext:value-type="float">
            <text:p>11175.95</text:p>
          </table:table-cell>
        </table:table-row>
        <table:table-row table:style-name="ro1">
          <table:table-cell office:value-type="float" office:value="10381" calcext:value-type="float">
            <text:p>10381</text:p>
          </table:table-cell>
          <table:table-cell office:value-type="float" office:value="7990" calcext:value-type="float">
            <text:p>7990</text:p>
          </table:table-cell>
          <table:table-cell office:value-type="float" office:value="4394.5" calcext:value-type="float">
            <text:p>4394.5</text:p>
          </table:table-cell>
          <table:table-cell office:value-type="float" office:value="279.65" calcext:value-type="float">
            <text:p>279.65</text:p>
          </table:table-cell>
          <table:table-cell table:formula="of:=([.B4]-[.C4]-[.D4])" office:value-type="float" office:value="3315.85" calcext:value-type="float">
            <text:p>3315.85</text:p>
          </table:table-cell>
        </table:table-row>
        <table:table-row table:style-name="ro1">
          <table:table-cell office:value-type="float" office:value="10396" calcext:value-type="float">
            <text:p>10396</text:p>
          </table:table-cell>
          <table:table-cell office:value-type="float" office:value="135350" calcext:value-type="float">
            <text:p>135350</text:p>
          </table:table-cell>
          <table:table-cell office:value-type="float" office:value="74442.5" calcext:value-type="float">
            <text:p>74442.5</text:p>
          </table:table-cell>
          <table:table-cell office:value-type="float" office:value="4737.25" calcext:value-type="float">
            <text:p>4737.25</text:p>
          </table:table-cell>
          <table:table-cell table:formula="of:=([.B5]-[.C5]-[.D5])" office:value-type="float" office:value="56170.25" calcext:value-type="float">
            <text:p>56170.25</text:p>
          </table:table-cell>
        </table:table-row>
        <table:table-row table:style-name="ro1">
          <table:table-cell office:value-type="float" office:value="10435" calcext:value-type="float">
            <text:p>10435</text:p>
          </table:table-cell>
          <table:table-cell office:value-type="float" office:value="9210" calcext:value-type="float">
            <text:p>9210</text:p>
          </table:table-cell>
          <table:table-cell office:value-type="float" office:value="5065.5" calcext:value-type="float">
            <text:p>5065.5</text:p>
          </table:table-cell>
          <table:table-cell office:value-type="float" office:value="322.35" calcext:value-type="float">
            <text:p>322.35</text:p>
          </table:table-cell>
          <table:table-cell table:formula="of:=([.B6]-[.C6]-[.D6])" office:value-type="float" office:value="3822.15" calcext:value-type="float">
            <text:p>3822.15</text:p>
          </table:table-cell>
        </table:table-row>
        <table:table-row table:style-name="ro1">
          <table:table-cell office:value-type="float" office:value="10463" calcext:value-type="float">
            <text:p>10463</text:p>
          </table:table-cell>
          <table:table-cell office:value-type="float" office:value="14780" calcext:value-type="float">
            <text:p>14780</text:p>
          </table:table-cell>
          <table:table-cell office:value-type="float" office:value="8129" calcext:value-type="float">
            <text:p>8129</text:p>
          </table:table-cell>
          <table:table-cell office:value-type="float" office:value="517.3" calcext:value-type="float">
            <text:p>517.3</text:p>
          </table:table-cell>
          <table:table-cell table:formula="of:=([.B7]-[.C7]-[.D7])" office:value-type="float" office:value="6133.7" calcext:value-type="float">
            <text:p>6133.7</text:p>
          </table:table-cell>
        </table:table-row>
        <table:table-row table:style-name="ro1">
          <table:table-cell office:value-type="float" office:value="10478" calcext:value-type="float">
            <text:p>10478</text:p>
          </table:table-cell>
          <table:table-cell office:value-type="float" office:value="4810" calcext:value-type="float">
            <text:p>4810</text:p>
          </table:table-cell>
          <table:table-cell office:value-type="float" office:value="2645.5" calcext:value-type="float">
            <text:p>2645.5</text:p>
          </table:table-cell>
          <table:table-cell office:value-type="float" office:value="168.35" calcext:value-type="float">
            <text:p>168.35</text:p>
          </table:table-cell>
          <table:table-cell table:formula="of:=([.B8]-[.C8]-[.D8])" office:value-type="float" office:value="1996.15" calcext:value-type="float">
            <text:p>1996.15</text:p>
          </table:table-cell>
        </table:table-row>
        <table:table-row table:style-name="ro1">
          <table:table-cell office:value-type="float" office:value="10502" calcext:value-type="float">
            <text:p>10502</text:p>
          </table:table-cell>
          <table:table-cell office:value-type="float" office:value="69320" calcext:value-type="float">
            <text:p>69320</text:p>
          </table:table-cell>
          <table:table-cell office:value-type="float" office:value="38126" calcext:value-type="float">
            <text:p>38126</text:p>
          </table:table-cell>
          <table:table-cell office:value-type="float" office:value="2426.2" calcext:value-type="float">
            <text:p>2426.2</text:p>
          </table:table-cell>
          <table:table-cell table:formula="of:=([.B9]-[.C9]-[.D9])" office:value-type="float" office:value="28767.8" calcext:value-type="float">
            <text:p>28767.8</text:p>
          </table:table-cell>
        </table:table-row>
        <table:table-row table:style-name="ro1">
          <table:table-cell office:value-type="float" office:value="10506" calcext:value-type="float">
            <text:p>10506</text:p>
          </table:table-cell>
          <table:table-cell office:value-type="float" office:value="21190" calcext:value-type="float">
            <text:p>21190</text:p>
          </table:table-cell>
          <table:table-cell office:value-type="float" office:value="11654.5" calcext:value-type="float">
            <text:p>11654.5</text:p>
          </table:table-cell>
          <table:table-cell office:value-type="float" office:value="741.65" calcext:value-type="float">
            <text:p>741.65</text:p>
          </table:table-cell>
          <table:table-cell table:formula="of:=([.B10]-[.C10]-[.D10])" office:value-type="float" office:value="8793.85" calcext:value-type="float">
            <text:p>8793.85</text:p>
          </table:table-cell>
        </table:table-row>
        <table:table-row table:style-name="ro1">
          <table:table-cell office:value-type="float" office:value="10512" calcext:value-type="float">
            <text:p>10512</text:p>
          </table:table-cell>
          <table:table-cell office:value-type="float" office:value="3530" calcext:value-type="float">
            <text:p>3530</text:p>
          </table:table-cell>
          <table:table-cell office:value-type="float" office:value="1941.5" calcext:value-type="float">
            <text:p>1941.5</text:p>
          </table:table-cell>
          <table:table-cell office:value-type="float" office:value="123.55" calcext:value-type="float">
            <text:p>123.55</text:p>
          </table:table-cell>
          <table:table-cell table:formula="of:=([.B11]-[.C11]-[.D11])" office:value-type="float" office:value="1464.95" calcext:value-type="float">
            <text:p>1464.95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11])" office:value-type="float" office:value="296160" calcext:value-type="float">
            <text:p>296160</text:p>
          </table:table-cell>
          <table:table-cell table:formula="of:=SUM([.C2:.C11])" office:value-type="float" office:value="162888" calcext:value-type="float">
            <text:p>162888</text:p>
          </table:table-cell>
          <table:table-cell table:formula="of:=SUM([.D2:.D11])" office:value-type="float" office:value="10365.6" calcext:value-type="float">
            <text:p>10365.6</text:p>
          </table:table-cell>
          <table:table-cell table:formula="of:=SUM([.E2:.E11])" office:value-type="float" office:value="122906.4" calcext:value-type="float">
            <text:p>122906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22:15:22.420531820</meta:creation-date>
    <dc:date>2024-10-29T22:31:01.953757088</dc:date>
    <meta:editing-duration>PT5M15S</meta:editing-duration>
    <meta:editing-cycles>1</meta:editing-cycles>
    <meta:generator>LibreOffice/24.2.6.2$Linux_X86_64 LibreOffice_project/420$Build-2</meta:generator>
    <meta:document-statistic meta:table-count="1" meta:cell-count="60" meta:object-count="0"/>
  </office:meta>
</office:document-meta>
</file>